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t-Store_timediff_by_names_sub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string" calcext:value-type="string">
            <text:p>CO2 Total-Blood</text:p>
          </table:table-cell>
          <table:table-cell office:value-type="float" office:value="0.0599" calcext:value-type="float">
            <text:p>0.0599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H-Blood</text:p>
          </table:table-cell>
          <table:table-cell office:value-type="float" office:value="0.0602" calcext:value-type="float">
            <text:p>0.0602</text:p>
          </table:table-cell>
          <table:table-cell office:value-type="float" office:value="23.9167" calcext:value-type="float">
            <text:p>23.91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Base Excess-Blood</text:p>
          </table:table-cell>
          <table:table-cell office:value-type="float" office:value="0.0628" calcext:value-type="float">
            <text:p>0.0628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CO2-Blood</text:p>
          </table:table-cell>
          <table:table-cell office:value-type="float" office:value="0.0629" calcext:value-type="float">
            <text:p>0.0629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O2-Blood</text:p>
          </table:table-cell>
          <table:table-cell office:value-type="float" office:value="0.063" calcext:value-type="float">
            <text:p>0.063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H-arterial</text:p>
          </table:table-cell>
          <table:table-cell office:value-type="float" office:value="0.0679" calcext:value-type="float">
            <text:p>0.0679</text:p>
          </table:table-cell>
          <table:table-cell office:value-type="float" office:value="23.8667" calcext:value-type="float">
            <text:p>23.8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Calcium Free-Blood</text:p>
          </table:table-cell>
          <table:table-cell office:value-type="float" office:value="0.0758" calcext:value-type="float">
            <text:p>0.0758</text:p>
          </table:table-cell>
          <table:table-cell office:value-type="float" office:value="23.8333" calcext:value-type="float">
            <text:p>23.83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H-venous</text:p>
          </table:table-cell>
          <table:table-cell office:value-type="float" office:value="0.0816" calcext:value-type="float">
            <text:p>0.0816</text:p>
          </table:table-cell>
          <table:table-cell office:value-type="float" office:value="23.95" calcext:value-type="float">
            <text:p>23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Lactate-Blood</text:p>
          </table:table-cell>
          <table:table-cell office:value-type="float" office:value="0.0837" calcext:value-type="float">
            <text:p>0.0837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ABPmean</text:p>
          </table:table-cell>
          <table:table-cell office:value-type="float" office:value="0.7916" calcext:value-type="float">
            <text:p>0.791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ABPdia</text:p>
          </table:table-cell>
          <table:table-cell office:value-type="float" office:value="0.7956" calcext:value-type="float">
            <text:p>0.795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ABPsys</text:p>
          </table:table-cell>
          <table:table-cell office:value-type="float" office:value="0.7959" calcext:value-type="float">
            <text:p>0.795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SpO2</text:p>
          </table:table-cell>
          <table:table-cell office:value-type="float" office:value="0.9239" calcext:value-type="float">
            <text:p>0.923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9011" calcext:value-type="float">
            <text:p>0.9011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.0939" calcext:value-type="float">
            <text:p>1.093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NBPmean</text:p>
          </table:table-cell>
          <table:table-cell office:value-type="float" office:value="0.8768" calcext:value-type="float">
            <text:p>0.876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NBPdia</text:p>
          </table:table-cell>
          <table:table-cell office:value-type="float" office:value="0.8867" calcext:value-type="float">
            <text:p>0.886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FiO2</text:p>
          </table:table-cell>
          <table:table-cell office:value-type="float" office:value="3.6528" calcext:value-type="float">
            <text:p>3.652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Hematocrit-Blood</text:p>
          </table:table-cell>
          <table:table-cell office:value-type="float" office:value="0.6492" calcext:value-type="float">
            <text:p>0.6492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Temp Site</text:p>
          </table:table-cell>
          <table:table-cell office:value-type="float" office:value="3.6956" calcext:value-type="float">
            <text:p>3.695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667" calcext:value-type="float">
            <text:p>0.5667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Hemoglobin-Blood</text:p>
          </table:table-cell>
          <table:table-cell office:value-type="float" office:value="0.6893" calcext:value-type="float">
            <text:p>0.689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3.8289" calcext:value-type="float">
            <text:p>3.828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Hematocrit-serum</text:p>
          </table:table-cell>
          <table:table-cell office:value-type="float" office:value="0.717" calcext:value-type="float">
            <text:p>0.71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latelet abs-Blood</text:p>
          </table:table-cell>
          <table:table-cell office:value-type="float" office:value="0.7898" calcext:value-type="float">
            <text:p>0.7898</text:p>
          </table:table-cell>
          <table:table-cell office:value-type="float" office:value="23.8833" calcext:value-type="float">
            <text:p>23.8833</text:p>
          </table:table-cell>
          <table:table-cell office:value-type="float" office:value="0" calcext:value-type="float">
            <text:p>0</text:p>
          </table:table-cell>
          <table:table-cell office:value-type="float" office:value="0.6333" calcext:value-type="float">
            <text:p>0.6333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WBC-Blood</text:p>
          </table:table-cell>
          <table:table-cell office:value-type="float" office:value="0.7958" calcext:value-type="float">
            <text:p>0.7958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0.6333" calcext:value-type="float">
            <text:p>0.6333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RBC-Blood</text:p>
          </table:table-cell>
          <table:table-cell office:value-type="float" office:value="0.7872" calcext:value-type="float">
            <text:p>0.7872</text:p>
          </table:table-cell>
          <table:table-cell office:value-type="float" office:value="23.8667" calcext:value-type="float">
            <text:p>23.8667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Urine Color</text:p>
          </table:table-cell>
          <table:table-cell office:value-type="float" office:value="3.3498" calcext:value-type="float">
            <text:p>3.349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Glucose-Blood</text:p>
          </table:table-cell>
          <table:table-cell office:value-type="float" office:value="2.9104" calcext:value-type="float">
            <text:p>2.910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Braden-Nut</text:p>
          </table:table-cell>
          <table:table-cell office:value-type="float" office:value="3.31" calcext:value-type="float">
            <text:p>3.31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Braden-Mob</text:p>
          </table:table-cell>
          <table:table-cell office:value-type="float" office:value="3.3106" calcext:value-type="float">
            <text:p>3.3106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Braden-Fric</text:p>
          </table:table-cell>
          <table:table-cell office:value-type="float" office:value="3.3113" calcext:value-type="float">
            <text:p>3.311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Braden-Moist</text:p>
          </table:table-cell>
          <table:table-cell office:value-type="float" office:value="3.3113" calcext:value-type="float">
            <text:p>3.311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Braden-Sense</text:p>
          </table:table-cell>
          <table:table-cell office:value-type="float" office:value="3.3117" calcext:value-type="float">
            <text:p>3.3117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Braden-Act</text:p>
          </table:table-cell>
          <table:table-cell office:value-type="float" office:value="3.3129" calcext:value-type="float">
            <text:p>3.312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GCS-Eye</text:p>
          </table:table-cell>
          <table:table-cell office:value-type="float" office:value="3.6433" calcext:value-type="float">
            <text:p>3.6433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667" calcext:value-type="float">
            <text:p>0.7667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GCS-Verbal</text:p>
          </table:table-cell>
          <table:table-cell office:value-type="float" office:value="3.6468" calcext:value-type="float">
            <text:p>3.6468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667" calcext:value-type="float">
            <text:p>0.7667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GCS_Motor</text:p>
          </table:table-cell>
          <table:table-cell office:value-type="float" office:value="3.6484" calcext:value-type="float">
            <text:p>3.648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7667" calcext:value-type="float">
            <text:p>0.7667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office:value-type="float" office:value="1.0254" calcext:value-type="float">
            <text:p>1.0254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.0259" calcext:value-type="float">
            <text:p>1.0259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TT</text:p>
          </table:table-cell>
          <table:table-cell office:value-type="float" office:value="1.0271" calcext:value-type="float">
            <text:p>1.0271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otassium-Blood</text:p>
          </table:table-cell>
          <table:table-cell office:value-type="float" office:value="0.9332" calcext:value-type="float">
            <text:p>0.9332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INR-Blood</text:p>
          </table:table-cell>
          <table:table-cell office:value-type="float" office:value="1.0922" calcext:value-type="float">
            <text:p>1.0922</text:p>
          </table:table-cell>
          <table:table-cell office:value-type="float" office:value="23.9333" calcext:value-type="float">
            <text:p>23.933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Sodium-Blood</text:p>
          </table:table-cell>
          <table:table-cell office:value-type="float" office:value="1.1119" calcext:value-type="float">
            <text:p>1.1119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0667" calcext:value-type="float">
            <text:p>1.0667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Chloride-Blood</text:p>
          </table:table-cell>
          <table:table-cell office:value-type="float" office:value="1.1984" calcext:value-type="float">
            <text:p>1.1984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0833" calcext:value-type="float">
            <text:p>1.0833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Chloride-serum</text:p>
          </table:table-cell>
          <table:table-cell office:value-type="float" office:value="1.2266" calcext:value-type="float">
            <text:p>1.2266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otassium-serum</text:p>
          </table:table-cell>
          <table:table-cell office:value-type="float" office:value="1.2302" calcext:value-type="float">
            <text:p>1.2302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HCO3-serum</text:p>
          </table:table-cell>
          <table:table-cell office:value-type="float" office:value="1.2372" calcext:value-type="float">
            <text:p>1.2372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Creatinine-serum</text:p>
          </table:table-cell>
          <table:table-cell office:value-type="float" office:value="1.2381" calcext:value-type="float">
            <text:p>1.2381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Sodium-serum</text:p>
          </table:table-cell>
          <table:table-cell office:value-type="float" office:value="1.2444" calcext:value-type="float">
            <text:p>1.2444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Glucose-serum</text:p>
          </table:table-cell>
          <table:table-cell office:value-type="float" office:value="1.2742" calcext:value-type="float">
            <text:p>1.2742</text:p>
          </table:table-cell>
          <table:table-cell office:value-type="float" office:value="23.9833" calcext:value-type="float">
            <text:p>23.983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Urea Nitrogen-Blood</text:p>
          </table:table-cell>
          <table:table-cell office:value-type="float" office:value="1.2958" calcext:value-type="float">
            <text:p>1.2958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Creatinine-Blood</text:p>
          </table:table-cell>
          <table:table-cell office:value-type="float" office:value="1.3093" calcext:value-type="float">
            <text:p>1.3093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Calcium Total-Blood</text:p>
          </table:table-cell>
          <table:table-cell office:value-type="float" office:value="1.3097" calcext:value-type="float">
            <text:p>1.3097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Phosphate-Blood</text:p>
          </table:table-cell>
          <table:table-cell office:value-type="float" office:value="1.3177" calcext:value-type="float">
            <text:p>1.3177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AST-Blood</text:p>
          </table:table-cell>
          <table:table-cell office:value-type="float" office:value="1.8644" calcext:value-type="float">
            <text:p>1.8644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ALT-Blood</text:p>
          </table:table-cell>
          <table:table-cell office:value-type="float" office:value="1.8695" calcext:value-type="float">
            <text:p>1.8695</text:p>
          </table:table-cell>
          <table:table-cell office:value-type="float" office:value="23.9667" calcext:value-type="float">
            <text:p>23.966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tore</text:p>
          </table:table-cell>
        </table:table-row>
      </table:table>
      <table:named-expressions/>
      <table:database-ranges>
        <table:database-range table:name="__Anonymous_Sheet_DB__0" table:target-range-address="'Chart-Store_timediff_by_names_subset'.A1:'Chart-Store_timediff_by_names_subset'.E1048576">
          <table:sort>
            <table:sort-by table:field-number="4" table:data-type="automatic"/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5T21:14:21.926746201</dc:date>
    <meta:editing-duration>PT6M56S</meta:editing-duration>
    <meta:editing-cycles>1</meta:editing-cycles>
    <meta:document-statistic meta:table-count="1" meta:cell-count="341" meta:object-count="0"/>
  </office:meta>
</office:document-meta>
</file>